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solid" svg:stroke-width="0.051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cm" fo:min-width="0.13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false" fo:min-height="0.334cm" fo:min-width="0.14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  <style:text-properties fo:font-size="36pt" style:font-size-asian="18pt" style:font-size-complex="18pt"/>
    </style:style>
    <style:style style:name="P4" style:family="paragraph">
      <style:text-properties fo:font-size="36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36pt" fo:font-style="italic" style:text-underline-style="none" style:font-size-asian="18pt" style:font-style-asian="italic" style:font-size-complex="18pt" style:font-style-complex="italic"/>
    </style:style>
    <style:style style:name="P6" style:family="paragraph">
      <style:text-properties fo:font-family="'Times New Roman'" style:font-family-generic="roman" style:font-pitch="variable" fo:font-size="36pt" fo:font-style="italic" style:font-size-asian="18pt" style:font-style-asian="italic" style:font-size-complex="18pt" style:font-style-complex="italic"/>
    </style:style>
    <style:style style:name="T1" style:family="text">
      <style:text-properties fo:font-family="'Times New Roman'" style:font-family-generic="roman" style:font-pitch="variable" fo:font-style="italic" style:text-underline-style="none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 fo:font-style="italic" style:text-underline-style="none" style:font-style-asian="italic" style:font-style-complex="italic"/>
    </style:style>
    <style:style style:name="T3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08cm" svg:height="12.191cm" draw:transform="rotate (-0.927293431585598) translate (3.54cm 3.54cm)" svg:viewBox="0 0 13081 12192" draw:points="0,-1416 3175,-1416 12573,7220 13081,10776">
          <text:p/>
        </draw:polygon>
        <draw:polygon draw:style-name="gr1" draw:text-style-name="P1" draw:layer="layout" svg:width="17.271cm" svg:height="2.539cm" draw:transform="rotate (-1.28700579042156) translate (13.9438994957051cm 2.83386359262733cm)" svg:viewBox="0 0 17272 2540" draw:points="0,-24931 17272,-25185 13945,-22849 3302,-22645">
          <text:p/>
        </draw:polygon>
        <draw:line draw:style-name="gr2" draw:text-style-name="P1" draw:layer="layout" svg:x1="8.62cm" svg:y1="3.54cm" svg:x2="10.327cm" svg:y2="21.252cm">
          <text:p/>
        </draw:line>
        <draw:line draw:style-name="gr3" draw:text-style-name="P2" draw:layer="layout" svg:x1="9.499cm" svg:y1="13.065cm" svg:x2="14.97cm" svg:y2="11.16cm">
          <text:p/>
        </draw:line>
        <draw:line draw:style-name="gr3" draw:text-style-name="P3" draw:layer="layout" svg:x1="9.5cm" svg:y1="13.066cm" svg:x2="3.54cm" svg:y2="12.43cm">
          <text:p/>
        </draw:line>
        <draw:circle draw:style-name="gr4" draw:text-style-name="P3" draw:layer="layout" svg:width="0.272cm" svg:height="0.272cm" svg:x="9.403cm" svg:y="12.915cm">
          <text:p/>
        </draw:circle>
        <draw:line draw:style-name="gr5" draw:text-style-name="P3" draw:layer="layout" svg:x1="3.54cm" svg:y1="12.43cm" svg:x2="3.462cm" svg:y2="13.072cm">
          <text:p/>
        </draw:line>
        <draw:line draw:style-name="gr5" draw:text-style-name="P3" draw:layer="layout" svg:x1="3.44cm" svg:y1="13.065cm" svg:x2="4.042cm" svg:y2="13.145cm">
          <text:p/>
        </draw:line>
        <draw:line draw:style-name="gr5" draw:text-style-name="P3" draw:layer="layout" svg:x1="4.14cm" svg:y1="12.53cm" svg:x2="4.062cm" svg:y2="13.172cm">
          <text:p/>
        </draw:line>
        <draw:line draw:style-name="gr5" draw:text-style-name="P2" draw:layer="layout" svg:x1="14.97cm" svg:y1="11.16cm" svg:x2="15.174cm" svg:y2="11.796cm">
          <text:p/>
        </draw:line>
        <draw:line draw:style-name="gr5" draw:text-style-name="P2" draw:layer="layout" svg:x1="15.17cm" svg:y1="11.795cm" svg:x2="14.558cm" svg:y2="12.016cm">
          <text:p/>
        </draw:line>
        <draw:line draw:style-name="gr5" draw:text-style-name="P2" draw:layer="layout" svg:x1="14.37cm" svg:y1="11.36cm" svg:x2="14.574cm" svg:y2="11.996cm">
          <text:p/>
        </draw:line>
        <draw:frame draw:style-name="gr6" draw:text-style-name="P5" draw:layer="layout" svg:width="0.903cm" svg:height="1.706cm" svg:x="7.89cm" svg:y="2.065cm">
          <draw:text-box>
            <text:p text:style-name="P4"><text:span text:style-name="T1">t</text:span></text:p>
          </draw:text-box>
        </draw:frame>
        <draw:frame draw:style-name="gr6" draw:text-style-name="P5" draw:layer="layout" svg:width="1.271cm" svg:height="2.008cm" svg:x="4.715cm" svg:y="3.54cm">
          <draw:text-box>
            <text:p text:style-name="P4"><text:span text:style-name="T1">t</text:span><text:span text:style-name="T2">1</text:span></text:p>
          </draw:text-box>
        </draw:frame>
        <draw:frame draw:style-name="gr6" draw:text-style-name="P5" draw:layer="layout" svg:width="1.271cm" svg:height="2.008cm" svg:x="11.795cm" svg:y="3.54cm">
          <draw:text-box>
            <text:p text:style-name="P4"><text:span text:style-name="T1">t</text:span><text:span text:style-name="T2">2</text:span></text:p>
          </draw:text-box>
        </draw:frame>
        <draw:frame draw:style-name="gr7" draw:text-style-name="P6" draw:layer="layout" svg:width="1.954cm" svg:height="2.008cm" svg:x="6.08cm" svg:y="10.788cm">
          <draw:text-box>
            <text:p text:style-name="P4"><text:span text:style-name="T3">d</text:span><text:span text:style-name="T4">1</text:span></text:p>
          </draw:text-box>
        </draw:frame>
        <draw:frame draw:style-name="gr6" draw:text-style-name="P6" draw:layer="layout" svg:width="1.555cm" svg:height="2.008cm" svg:x="10.875cm" svg:y="10.227cm">
          <draw:text-box>
            <text:p text:style-name="P4"><text:span text:style-name="T3">d</text:span><text:span text:style-name="T4">2</text:span></text:p>
          </draw:text-box>
        </draw:frame>
        <draw:frame draw:style-name="gr8" draw:text-style-name="P6" draw:layer="layout" svg:width="0.836cm" svg:height="1.706cm" svg:x="8.419cm" svg:y="13.065cm">
          <draw:text-box>
            <text:p text:style-name="P4"><text:span text:style-name="T3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6T17:35:01.14</meta:creation-date>
    <dc:date>2010-06-15T15:14:26.33</dc:date>
    <meta:editing-duration>PT00H14M07S</meta:editing-duration>
    <meta:editing-cycles>7</meta:editing-cycles>
    <meta:generator>OpenOffice.org/3.2$Win32 OpenOffice.org_project/320m12$Build-9483</meta:generator>
    <meta:document-statistic meta:object-count="18"/>
  </office:meta>
</office:document-meta>
</file>